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, sans-serif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, serif"/>
    <style:font-face style:name="Times new roman" svg:font-family="'Times new roman'" style:font-family-generic="roman"/>
  </office:font-face-decls>
  <office:automatic-styles>
    <style:style style:name="Таблица1" style:family="table">
      <style:table-properties style:width="16.926cm" table:align="left"/>
    </style:style>
    <style:style style:name="Таблица1.A" style:family="table-column">
      <style:table-column-properties style:column-width="16.926cm"/>
    </style:style>
    <style:style style:name="Таблица1.A1" style:family="table-cell">
      <style:table-cell-properties style:vertical-align="middle" fo:background-color="#ffffff" fo:padding-left="0.203cm" fo:padding-right="0.203cm" fo:padding-top="0.049cm" fo:padding-bottom="0.049cm" fo:border="0.5pt solid #000000">
        <style:background-image/>
      </style:table-cell-properties>
    </style:style>
    <style:style style:name="Таблица2" style:family="table">
      <style:table-properties style:width="16.926cm" table:align="left"/>
    </style:style>
    <style:style style:name="Таблица2.A" style:family="table-column">
      <style:table-column-properties style:column-width="16.926cm"/>
    </style:style>
    <style:style style:name="Таблица2.A1" style:family="table-cell">
      <style:table-cell-properties style:vertical-align="middle" fo:background-color="#ffffff" fo:padding-left="0.203cm" fo:padding-right="0.203cm" fo:padding-top="0.049cm" fo:padding-bottom="0.049cm" fo:border="0.5pt solid #000000">
        <style:background-image/>
      </style:table-cell-properties>
    </style:style>
    <style:style style:name="P1" style:family="paragraph" style:parent-style-name="Table_20_Contents">
      <style:paragraph-properties fo:margin-top="0cm" fo:margin-bottom="0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ed9bc" style:text-blinking="false" style:font-size-asian="12pt" style:font-weight-asian="normal" style:font-size-complex="12pt" style:font-weight-complex="normal"/>
    </style:style>
    <style:style style:name="P2" style:family="paragraph" style:parent-style-name="Table_20_Contents">
      <style:paragraph-properties fo:margin-top="0cm" fo:margin-bottom="0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ed9bc" style:text-blinking="false" fo:background-color="transparent" style:font-size-asian="12pt" style:font-weight-asian="normal" style:font-size-complex="12pt" style:font-weight-complex="normal"/>
    </style:style>
    <style:style style:name="P3" style:family="paragraph" style:parent-style-name="Table_20_Heading">
      <style:paragraph-properties fo:margin-top="0cm" fo:margin-bottom="0cm" style:contextual-spacing="false" fo:line-height="179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margin-top="0cm" fo:margin-bottom="0cm" style:contextual-spacing="false" fo:line-height="179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able_20_Heading">
      <style:paragraph-properties fo:margin-top="0cm" fo:margin-bottom="0cm" style:contextual-spacing="false" fo:line-height="179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79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e9ecd" officeooo:paragraph-rsid="000e9ecd" style:text-blinking="false"/>
    </style:style>
    <style:style style:name="P7" style:family="paragraph" style:parent-style-name="Table_20_Contents">
      <style:paragraph-properties fo:margin-top="0cm" fo:margin-bottom="0cm" style:contextual-spacing="false" fo:line-height="179%" style:writing-mode="lr-tb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Heading">
      <style:paragraph-properties fo:margin-top="0cm" fo:margin-bottom="0cm" style:contextual-spacing="false" fo:line-height="179%" fo:text-align="start" style:justify-single-word="false" style:writing-mode="lr-tb"/>
      <style:text-properties style:font-name="Times new roman" fo:font-size="12pt" fo:font-weight="normal" officeooo:paragraph-rsid="000e9ecd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Heading">
      <style:paragraph-properties fo:text-align="start" style:justify-single-word="false"/>
      <style:text-properties style:font-name="Times new roman" fo:font-size="12pt" fo:font-weight="normal" officeooo:rsid="000e9ecd" officeooo:paragraph-rsid="000e9ecd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/>
    </style:style>
    <style:style style:name="P12" style:family="paragraph" style:parent-style-name="Table_20_Contents">
      <style:paragraph-properties fo:margin-top="0cm" fo:margin-bottom="0cm" style:contextual-spacing="false" fo:line-height="179%" fo:text-align="start" style:justify-single-word="false" style:writing-mode="lr-tb"/>
      <style:text-properties style:font-name="Times new roman"/>
    </style:style>
    <style:style style:name="P13" style:family="paragraph" style:parent-style-name="Table_20_Heading">
      <style:paragraph-properties fo:margin-top="0cm" fo:margin-bottom="0cm" style:contextual-spacing="false" fo:line-height="179%" fo:text-align="start" style:justify-single-word="false" style:writing-mode="lr-tb"/>
      <style:text-properties style:font-name="Times new roman" fo:font-weight="normal" officeooo:rsid="000e9ecd" officeooo:paragraph-rsid="000e9ecd" style:font-weight-asian="normal" style:font-weight-complex="normal"/>
    </style:style>
    <style:style style:name="P14" style:family="paragraph" style:parent-style-name="Table_20_Heading">
      <style:paragraph-properties fo:margin-top="0cm" fo:margin-bottom="0cm" style:contextual-spacing="false" fo:line-height="179%" fo:text-align="start" style:justify-single-word="false" style:writing-mode="lr-tb"/>
      <style:text-properties style:font-name="Times new roman" fo:font-size="12pt" fo:font-weight="normal" officeooo:rsid="000e9ecd" officeooo:paragraph-rsid="000e9ecd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margin-top="0cm" fo:margin-bottom="0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ed9bc" style:text-blinking="false" fo:background-color="transparent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margin-top="0cm" fo:margin-bottom="0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e9ecd" officeooo:paragraph-rsid="000ed9bc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margin-top="0cm" fo:margin-bottom="0cm" style:contextual-spacing="false" fo:line-height="179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ed9bc" style:text-blinking="false" fo:background-color="transparent"/>
    </style:style>
    <style:style style:name="P18" style:family="paragraph" style:parent-style-name="Table_20_Contents">
      <style:paragraph-properties fo:margin-top="0cm" fo:margin-bottom="0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e9ecd" officeooo:paragraph-rsid="000ed9bc" style:text-blinking="false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margin-top="0cm" fo:margin-bottom="0cm" style:contextual-spacing="false" fo:line-height="179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e9ecd" officeooo:paragraph-rsid="000ed9bc" style:text-blinking="false"/>
    </style:style>
    <style:style style:name="T1" style:family="text">
      <style:text-properties officeooo:rsid="000e9ecd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e9ec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ed9bc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ed9bc" style:text-blinking="false" fo:background-color="transparent" loext:char-shading-value="0"/>
    </style:style>
    <style:style style:name="T7" style:family="text">
      <style:text-properties officeooo:rsid="000ed9bc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docs-internal-guid-01888911-7fff-a706-e2f0-69a748c122c9">
        <table:table table:name="Таблица1" table:style-name="Таблица1">
          <table:table-column table:style-name="Таблица1.A"/>
          <table:table-header-rows>
            <table:table-row>
              <table:table-cell table:style-name="Таблица1.A1" office:value-type="string">
                <text:p text:style-name="P3">Название процесса <text:span text:style-name="T1">Оформление заказа</text:span></text:p>
              </table:table-cell>
            </table:table-row>
            <table:table-row>
              <table:table-cell table:style-name="Таблица1.A1" office:value-type="string">
                <text:p text:style-name="P3">ID:<text:span text:style-name="T7">1</text:span></text:p>
              </table:table-cell>
            </table:table-row>
            <table:table-row>
              <table:table-cell table:style-name="Таблица1.A1" office:value-type="string">
                <text:p text:style-name="P8"><text:span text:style-name="T2">Краткое описание: </text:span><text:span text:style-name="T3">Покупатель оформляет заказ</text:span></text:p>
                <text:p text:style-name="P14">Менеджер принимает заказ</text:p>
                <text:p text:style-name="P10">Бухгалтер оформляет накладную</text:p>
              </table:table-cell>
            </table:table-row>
            <table:table-row>
              <table:table-cell table:style-name="Таблица1.A1" office:value-type="string">
                <text:p text:style-name="P7"><text:span text:style-name="T2">Главные актеры: </text:span><text:span text:style-name="T3">Менеджер, Бухгалтер</text:span></text:p>
              </table:table-cell>
            </table:table-row>
            <table:table-row>
              <table:table-cell table:style-name="Таблица1.A1" office:value-type="string">
                <text:p text:style-name="P7"><text:span text:style-name="T2">Второстепенные актеры: </text:span><text:span text:style-name="T3">Покупатель</text:span><text:span text:style-name="T4">, Кладовщик</text:span></text:p>
              </table:table-cell>
            </table:table-row>
          </table:table-header-rows>
          <table:table-row>
            <table:table-cell table:style-name="Таблица1.A1" office:value-type="string">
              <text:p text:style-name="P2">Предусловия:</text:p>
              <text:p text:style-name="P1"><text:span text:style-name="T7">Кладовщик п</text:span><text:span text:style-name="T1">роверяет наличие продуктов на складе</text:span></text:p>
            </table:table-cell>
          </table:table-row>
          <table:table-row>
            <table:table-cell table:style-name="Таблица1.A1" office:value-type="string">
              <text:p text:style-name="P2">Основной поток:</text:p>
              <text:p text:style-name="P16">Оформление заказа — Оформление счета — Оформление накладных</text:p>
              <text:p text:style-name="P9"/>
            </table:table-cell>
          </table:table-row>
          <table:table-row>
            <table:table-cell table:style-name="Таблица1.A1" office:value-type="string">
              <text:p text:style-name="P2">Постусловия:</text:p>
              <text:p text:style-name="P18">Оплата клиента</text:p>
            </table:table-cell>
          </table:table-row>
        </table:table>
        <text:p text:style-name="Text_20_body"><text:bookmark text:name="docs-internal-guid-01888911-7fff-a706-e2f0-69a748c122c9"/></text:p>
        <text:section text:style-name="Sect1" text:name="Раздел1">
          <table:table table:name="Таблица2" table:style-name="Таблица2">
            <table:table-column table:style-name="Таблица2.A"/>
            <table:table-header-rows>
              <table:table-row>
                <table:table-cell table:style-name="Таблица2.A1" office:value-type="string">
                  <text:p text:style-name="P5">Название процесса <text:span text:style-name="T1">Выдача товара</text:span></text:p>
                </table:table-cell>
              </table:table-row>
              <table:table-row>
                <table:table-cell table:style-name="Таблица2.A1" office:value-type="string">
                  <text:p text:style-name="P5">ID:<text:span text:style-name="T7">2</text:span></text:p>
                </table:table-cell>
              </table:table-row>
              <table:table-row>
                <table:table-cell table:style-name="Таблица2.A1" office:value-type="string">
                  <text:p text:style-name="P13">Краткое описание: Кладовщик выдает товар по накладной, предоставленной клиентом</text:p>
                </table:table-cell>
              </table:table-row>
              <table:table-row>
                <table:table-cell table:style-name="Таблица2.A1" office:value-type="string">
                  <text:p text:style-name="P4">Главные актеры: <text:span text:style-name="T1">Кладовщик</text:span></text:p>
                  <text:p text:style-name="P11"/>
                </table:table-cell>
              </table:table-row>
              <table:table-row>
                <table:table-cell table:style-name="Таблица2.A1" office:value-type="string">
                  <text:p text:style-name="P4">Второстепенные актеры: <text:span text:style-name="T1">Покупатель</text:span></text:p>
                  <text:p text:style-name="P11"/>
                </table:table-cell>
              </table:table-row>
            </table:table-header-rows>
            <table:table-row>
              <table:table-cell table:style-name="Таблица2.A1" office:value-type="string">
                <text:p text:style-name="P17">Предусловия:</text:p>
                <text:p text:style-name="P19">Клиент предоставляет накладную</text:p>
              </table:table-cell>
            </table:table-row>
            <table:table-row>
              <table:table-cell table:style-name="Таблица2.A1" office:value-type="string">
                <text:p text:style-name="P12"><text:span text:style-name="T5">Основной поток:<text:line-break/></text:span><text:span text:style-name="T6">Выдача товара</text:span></text:p>
              </table:table-cell>
            </table:table-row>
            <table:table-row>
              <table:table-cell table:style-name="Таблица2.A1" office:value-type="string">
                <text:p text:style-name="P6">Постусловия:</text:p>
                <text:p text:style-name="P6">Клиент получил заказ</text:p>
              </table:table-cell>
            </table:table-row>
          </table:table>
          <text:p text:style-name="Text_20_body"/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, sans-serif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, serif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9:23:18.892093122</meta:creation-date>
    <dc:date>2023-09-28T09:42:21.319851827</dc:date>
    <meta:editing-duration>PT4M45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1" meta:paragraph-count="23" meta:word-count="74" meta:character-count="649" meta:non-whitespace-character-count="596"/>
  </office:meta>
</office:document-meta>
</file>